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fo:font-weight="normal"/>
    </style:style>
    <style:style style:name="P3" style:family="paragraph" style:parent-style-name="Text_20_body">
      <style:paragraph-properties fo:line-height="100%"/>
      <style:text-properties fo:color="#000000" style:font-name="Times New Roman" fo:font-size="12pt"/>
    </style:style>
    <style:style style:name="P4" style:family="paragraph" style:parent-style-name="Text_20_body">
      <style:paragraph-properties fo:line-height="100%"/>
      <style:text-properties fo:color="#000000"/>
    </style:style>
    <style:style style:name="P5" style:family="paragraph" style:parent-style-name="Standard">
      <style:paragraph-properties fo:margin-top="0cm" fo:margin-bottom="0cm" fo:line-height="100%"/>
      <style:text-properties fo:color="#000000" style:font-name="Times New Roman" fo:font-size="12pt"/>
    </style:style>
    <style:style style:name="P6" style:family="paragraph" style:parent-style-name="Standard">
      <style:paragraph-properties fo:line-height="100%"/>
      <style:text-properties fo:color="#000000"/>
    </style:style>
    <style:style style:name="P7" style:family="paragraph" style:parent-style-name="Text_20_body">
      <style:paragraph-properties fo:line-height="100%"/>
      <style:text-properties fo:color="#000000" style:font-name="Times New Roman" fo:font-size="12pt" fo:font-weight="normal"/>
    </style:style>
    <style:style style:name="P8" style:family="paragraph" style:parent-style-name="Text_20_body" style:list-style-name="L1">
      <style:paragraph-properties fo:line-height="100%"/>
      <style:text-properties fo:color="#000000" style:font-name="Times New Roman" fo:font-size="12pt"/>
    </style:style>
    <style:style style:name="P9" style:family="paragraph" style:parent-style-name="Text_20_body" style:list-style-name="L2">
      <style:paragraph-properties fo:line-height="100%"/>
      <style:text-properties fo:color="#000000" style:font-name="Times New Roman" fo:font-size="12pt"/>
    </style:style>
    <style:style style:name="P10" style:family="paragraph" style:parent-style-name="Text_20_body" style:list-style-name="L3">
      <style:paragraph-properties fo:line-height="100%"/>
      <style:text-properties fo:color="#000000" style:font-name="Times New Roman" fo:font-size="12pt"/>
    </style:style>
    <style:style style:name="P11" style:family="paragraph" style:parent-style-name="Text_20_body" style:list-style-name="L4">
      <style:paragraph-properties fo:line-height="100%"/>
      <style:text-properties fo:color="#000000" style:font-name="Times New Roman" fo:font-size="12pt"/>
    </style:style>
    <style:style style:name="P12"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3"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4" style:family="paragraph" style:parent-style-name="Text_20_body" style:list-style-name="L3">
      <style:paragraph-properties fo:margin-left="0.353cm" fo:margin-right="0cm" fo:line-height="100%" fo:text-indent="0cm" style:auto-text-indent="false"/>
      <style:text-properties fo:color="#000000" style:font-name="Times New Roman" fo:font-size="12pt"/>
    </style:style>
    <style:style style:name="P15" style:family="paragraph" style:parent-style-name="Text_20_body" style:list-style-name="L3">
      <style:paragraph-properties fo:margin-left="0cm" fo:margin-right="0cm" fo:line-height="100%" fo:text-indent="0cm" style:auto-text-indent="false"/>
      <style:text-properties fo:color="#000000" style:font-name="Times New Roman" fo:font-size="12pt"/>
    </style:style>
    <style:style style:name="T1" style:family="text">
      <style:text-properties style:font-name="Times New Roman" fo:font-size="12pt"/>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4"><text:span text:style-name="T1">Tanka</text:span><text:bookmark text:name="vyiu1"/><text:span text:style-name="T1"> (Herkunft: Germanisch, Bedeutung: Die Frau mit weisen Gedanken)</text:span></text:p>
      <text:p text:style-name="P1"/>
      <text:p text:style-name="P1"><text:bookmark text:name="vyiu3"/>Beschreibung</text:p>
      <text:p text:style-name="P2"><text:bookmark text:name="vyiu6"/>Tanka ist eine Schamanin von unbekannter Herkunft, welche sich im nordwestlichen Wald von Talras befindet. Sie hat einen Bärenmenschen namens Brogo gezähmt, welcher ihr treu zur Seite steht.</text:p>
      <text:p text:style-name="P2">Gemeinsam mit Brogo jagt sie eine Bestie, welche Brogos Stamm abgeschlachtet hat. Brogo konnte mit viel Glück und Tankas Hilfe überleben.</text:p>
      <text:p text:style-name="P3"/>
      <text:p text:style-name="P1">Ort</text:p>
      <text:p text:style-name="P2">Nordwestlicher Wald von Talras</text:p>
      <text:p text:style-name="P5"/>
      <text:p text:style-name="P1">Tagesablauf<text:bookmark text:name="vyiu11"/><text:bookmark text:name="vyiu13"/></text:p>
      <text:list xml:id="list38777737" text:style-name="L1">
        <text:list-item>
          <text:p text:style-name="P8">Ganzer Tag – Steht mit Brogo am Feuer.</text:p>
        </text:list-item>
      </text:list>
      <text:p text:style-name="P3"/>
      <text:p text:style-name="P1"><text:bookmark text:name="vyiu16"/>Zugehörigkeit</text:p>
      <text:p text:style-name="P3">Umherwandernde<text:bookmark text:name="f-855"/></text:p>
      <text:p text:style-name="P3"/>
      <text:p text:style-name="P1"><text:bookmark text:name="f-856"/>Aufträge</text:p>
      <text:list xml:id="list684993431" text:style-name="L2">
        <text:list-item>
          <text:p text:style-name="P9"><text:bookmark text:name="dfq1"/><text:bookmark text:name="dfq10"/>Sekundär – <text:bookmark text:name="z0dk3"/>Die Bestie</text:p>
        </text:list-item>
      </text:list>
      <text:p text:style-name="P3"/>
      <text:p text:style-name="P1"><text:bookmark text:name="ik9t1"/>Dialog</text:p>
      <text:list xml:id="list1495910928" text:style-name="L3">
        <text:list-item>
          <text:p text:style-name="P10">Hallo.</text:p>
          <text:list>
            <text:list-item>
              <text:p text:style-name="P10"><text:bookmark text:name="f0wr"/><text:bookmark text:name="ik9t2"/>N: <text:bookmark text:name="gg5p"/>Hallo. Scheint ja einiges los zu sein in dieser Gegend. Du bist nicht der Erste, der mir begegnet. Wie ich es geahnt habe, tut sich so einiges, wenn die Leute Angst bekommen.</text:p>
            </text:list-item>
            <text:list-item>
              <text:p text:style-name="P12">Wer bist du? (Nach „Hallo.“)</text:p>
            </text:list-item>
            <text:list-item>
              <text:p text:style-name="P10">N: Mein Name ist Tanka. Ich bin eine Schamanin und versuch ja nicht mich übers Ohr zu hauen, sonst haut mein Gefährte Brogo dich um.</text:p>
            </text:list-item>
            <text:list-item>
              <text:p text:style-name="P10">(Charakter hat noch nicht mit Brogo gesprochen)</text:p>
            </text:list-item>
            <text:list-item>
              <text:p text:style-name="P13">C: Wer ist Brogo?</text:p>
            </text:list-item>
            <text:list-item>
              <text:p text:style-name="P13">N: Na das haarige Viech da neben mir. Er ist mein treuer Gefährte und beschützt mich vor den gröbsten Gefahren dieser Gegend.</text:p>
            </text:list-item>
            <text:list-item>
              <text:p text:style-name="P15">(Charakter hat bereits mit Brogo gesprochen)</text:p>
            </text:list-item>
            <text:list-item>
              <text:p text:style-name="P13">C: Schon klar.</text:p>
            </text:list-item>
            <text:list-item>
              <text:p text:style-name="P12">Und was machst du hier? (Nach „Wer bist du?“)</text:p>
            </text:list-item>
            <text:list-item>
              <text:p text:style-name="P10">N: Die Frage sollte wohl eher lauten „Und was macht ihr hier?“. Wir jagen eine starke Bestie. Dieses Ungeheuer hat Brogos Stamm angegriffen und diesen so gut wie ausgerottet. Nur Brogo hier hat überlebt.</text:p>
            </text:list-item>
            <text:list-item>
              <text:p text:style-name="P10">N: Ich habe ihn gefunden und mich um seine Verletzungen gekümmert und nun jagen wir gemeinsam die Bestie.</text:p>
            </text:list-item>
            <text:list-item>
              <text:p text:style-name="P12">Kannst du mir was beibringen? (Nach „Wer bist du?“)</text:p>
            </text:list-item>
            <text:list-item>
              <text:p text:style-name="P10">N: Können schon, aber wollen nicht unbedingt, sonst setzt du das Erlernte am Ende noch gegen mich ein und das fände ich nicht so toll.</text:p>
            </text:list-item>
            <text:list-item>
              <text:p text:style-name="P10">N: Sobald ich der Meinung bin, dass du in Ordnung bist, bringe ich dir vielleicht etwas Nützliches bei.</text:p>
            </text:list-item>
            <text:list-item>
              <text:p text:style-name="P12">Handelst du auch mit irgendwas? (Nach „Wer bist du?“)</text:p>
            </text:list-item>
            <text:list-item>
              <text:p text:style-name="P10">N: Allerdings. Als Schamanin kann man seine Freizeit ganz gut nutzen, um diverse Zaubergegenstände und Tränke herzustellen, wenn man das nötige Wissen und die benötigten Zutaten hat.</text:p>
            </text:list-item>
            <text:list-item>
              <text:p text:style-name="P10">N: Also wenn du lustige Sachen mit deinen Gegnern anstellen willst, bist du bei mir <text:soft-page-break/>genau richtig. Aber ich warne dich Fremder: Mit diesen einfachen Zaubertricks wirst du nichts gegen mich ausrichten können!</text:p>
            </text:list-item>
            <text:list-item>
              <text:p text:style-name="P12">Was für ein Ungeheuer war das? (Nach „Und was machst du hier?“)</text:p>
            </text:list-item>
            <text:list-item>
              <text:p text:style-name="P10">N: Na, ein ziemlich großes eben. Diese Bestie ist verdammt blutrünstig und verdammt stark. Du musst wissen, dass Brogos Stamm nicht gerade klein war. Das Viech hat bestimmt zwanzig oder mehr Bärenmenschen getötet und da waren auch voll ausgewachsene dabei.</text:p>
            </text:list-item>
            <text:list-item>
              <text:p text:style-name="P10">N: Brogo ist ja noch recht jung, so ein ausgewachsener Bärenmensch ist wesentlich größer und stärker, also kannst du dir ausrechnen, wie stark die Bestie ist.</text:p>
            </text:list-item>
            <text:list-item>
              <text:p text:style-name="P10">N: Wir folgten der Fährte dieser Bestie bis hier her. Aber hier sind die Spuren zu undeutlich und Brogo konnte die Fährte nicht wieder aufnehmen. Vermutlich hat es zu lange gedauert, bis wir uns auf die Suche nach ihr machten.</text:p>
            </text:list-item>
            <text:list-item>
              <text:p text:style-name="P10">N: Brogo war ja auch schwer verwundet. Na ja, wenn du irgendeinen Hinweis in der Umgebung findest, dann gib mir einfach Bescheid.</text:p>
            </text:list-item>
            <text:list-item>
              <text:p text:style-name="P10">Neuer Auftrag „Die Bestie“</text:p>
            </text:list-item>
            <text:list-item>
              <text:p text:style-name="P12">Ich habe einen Hinweis entdeckt. (Auftrag „Die Bestie“ aktiv, Charakter war bei den Blutspuren)</text:p>
            </text:list-item>
            <text:list-item>
              <text:p text:style-name="P10">N: Welchen denn?</text:p>
            </text:list-item>
            <text:list-item>
              <text:p text:style-name="P10">C: Weiter südlich von hier sind einige Blutspuren und tote Tiere. Könnte die Bestie gewesen sein.</text:p>
            </text:list-item>
            <text:list-item>
              <text:p text:style-name="P10">N: Ja, das wäre gut möglich. Ich danke dir. Hier hast du ein paar Goldmünzen zur Belohnung.</text:p>
            </text:list-item>
            <text:list-item>
              <text:p text:style-name="P10">(Beide Hinweise wurden angesprochen)</text:p>
            </text:list-item>
            <text:list-item>
              <text:p text:style-name="P13">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3">Charakter erhält 6 Flammengemische</text:p>
            </text:list-item>
            <text:list-item>
              <text:p text:style-name="P13">Auftrag „Die Bestie“ abgeschlossen</text:p>
            </text:list-item>
            <text:list-item>
              <text:p text:style-name="P12">Der Holzfäller Kuno hat die Bestie gesehen. (Auftrag „Die Bestie“ aktiv, Charakter hat mit Kuno darüber gesprochen)</text:p>
            </text:list-item>
            <text:list-item>
              <text:p text:style-name="P10">N: Und wo?</text:p>
            </text:list-item>
            <text:list-item>
              <text:p text:style-name="P10">C: Weiter südlich. Vor ein paar Tagen ist sie an seiner Hütte vorbeigekommen während er im Bett lag.</text:p>
            </text:list-item>
            <text:list-item>
              <text:p text:style-name="P10">N: Und er ist sich sicher, dass es die Bestie war?</text:p>
            </text:list-item>
            <text:list-item>
              <text:p text:style-name="P10">C: Na ja, er sprach von einem riesigen, haarigen Viech, welches nach Tod und Verderben stank.</text:p>
            </text:list-item>
            <text:list-item>
              <text:p text:style-name="P10">N: Das kann nur die Bestie gewesen sein. Hier hast du ein paar Goldmünzen zur Belohnung.</text:p>
            </text:list-item>
            <text:list-item>
              <text:p text:style-name="P10">(Beide Hinweise wurden angesprochen)</text:p>
            </text:list-item>
            <text:list-item>
              <text:p text:style-name="P13">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3">Charakter erhält 6 Flammengemische</text:p>
            </text:list-item>
            <text:list-item>
              <text:p text:style-name="P13">Auftrag „Die Bestie“ abgeschlossen</text:p>
            </text:list-item>
            <text:list-item>
              <text:p text:style-name="P12">Bring mir was bei! (Nach „Kannst du mir was beibringen?“, Auftrag „Die Bestie“ ist abgeschlossen)</text:p>
            </text:list-item>
            <text:list-item>
              <text:p text:style-name="P10">N: Du hast die Spur der Bestie gefunden.</text:p>
            </text:list-item>
            <text:list-item>
              <text:p text:style-name="P10">(Auftrag „Katzen für Brogo“ ist abgeschlossen)</text:p>
            </text:list-item>
            <text:list-item>
              <text:p text:style-name="P14"><text:soft-page-break/>N: Außerdem hast du Brogo Katzen geschenkt.</text:p>
            </text:list-item>
            <text:list-item>
              <text:p text:style-name="P14">N: Du bist ein wahrer Freund und ich werde dich alles lehren, was ich weiß. Dennoch verlange ich ein paar Goldmünzen dafür. Ich muss schließlich auch von etwas leben, also nimm's bitte nicht persönlich.</text:p>
            </text:list-item>
            <text:list-item>
              <text:p text:style-name="P10">(Auftrag „Katzen für Brogo“ ist nicht abgeschlossen)</text:p>
            </text:list-item>
            <text:list-item>
              <text:p text:style-name="P14">Das reicht mir als Beweis, dass du in Ordnung bist. Gut, ich werde dir ein paar Sachen beibringen. Aber die wirklich nützlichen Dinge erfährst du erst, wenn ich dir wie einem guten Freund vertraue. Das Ganze kostet dich allerdings auch eine Kleinigkeit.</text:p>
            </text:list-item>
            <text:list-item>
              <text:p text:style-name="P12">Zeig mir wie man … (Nach „Bring mir was bei!“)</text:p>
            </text:list-item>
            <text:list-item>
              <text:p text:style-name="P10">… seine Waffen vergiftet. (Auftrag „Die Bestie“ ist abgeschlossen)</text:p>
            </text:list-item>
            <text:list-item>
              <text:p text:style-name="P13">Charakter erhält Gegenstand „Angriffs-Totem“</text:p>
            </text:list-item>
            <text:list-item>
              <text:p text:style-name="P10">… seinen Körper entflammt. (Auftrag „Die Bestie“ ist abgeschlossen)</text:p>
            </text:list-item>
            <text:list-item>
              <text:p text:style-name="P13">Charakter erhält Gegenstand „Verteidigungs-Totem“</text:p>
            </text:list-item>
            <text:list-item>
              <text:p text:style-name="P10">… seinen Schmerz teilt. (Auftrag „Die Bestie“ und Auftrag „Katzen für Brogo“ sind abgeschlossen)</text:p>
            </text:list-item>
            <text:list-item>
              <text:p text:style-name="P13">Charakter erhält Gegenstand „Geistes-Totem“</text:p>
            </text:list-item>
            <text:list-item>
              <text:p text:style-name="P10">… seinen Körper vervielfacht. (Auftrag „Die Bestie“ und Auftrag „Katzen für Brogo“ sind abgeschlossen)</text:p>
            </text:list-item>
            <text:list-item>
              <text:p text:style-name="P13">Charakter erhält Gegenstand „Körper-Totem“</text:p>
            </text:list-item>
          </text:list>
        </text:list-item>
      </text:list>
      <text:p text:style-name="P3"/>
      <text:p text:style-name="P1"><text:bookmark text:name="adhu1"/>Handel<text:bookmark text:name="adhu"/><text:bookmark text:name="vyiu54"/></text:p>
      <text:list xml:id="list1622171127" text:style-name="L4">
        <text:list-item>
          <text:p text:style-name="P11">6 Flammengemische</text:p>
        </text:list-item>
        <text:list-item>
          <text:p text:style-name="P11">3 Feuertränke</text:p>
        </text:list-item>
        <text:list-item>
          <text:p text:style-name="P11"><text:bookmark text:name="j85t"/>3 Tarnpulver</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fo:language="de" fo:country="DE"/>
    </style:style>
    <style:style style:name="Table_20_Contents" style:display-name="Table Contents" style:family="paragraph" style:class="extra">
      <style:paragraph-properties fo:margin-left="0cm" fo:margin-right="0cm" fo:margin-top="0cm" fo:margin-bottom="0cm" fo:text-indent="0cm" style:auto-text-indent="false"/>
      <style:text-properties style:font-name="Verdana" fo:font-size="10pt" fo:language="de" fo:country="DE"/>
    </style:style>
    <style:style style:name="Sender" style:family="paragraph" style:class="extra">
      <style:paragraph-properties fo:margin-left="0.152cm" fo:margin-right="0.152cm" fo:margin-top="0cm" fo:margin-bottom="0cm" fo:text-indent="0cm" style:auto-text-indent="false"/>
      <style:text-properties style:font-name="Verdana" fo:font-size="10pt" fo:language="de" fo:country="DE" fo:font-style="italic"/>
    </style:style>
    <style:style style:name="Heading" style:family="paragraph" style:next-style-name="Text_20_body" style:class="text">
      <style:paragraph-properties fo:margin-left="0.152cm" fo:margin-right="0.152cm" fo:margin-top="0.423cm" fo:margin-bottom="0.499cm" fo:text-indent="0cm" style:auto-text-indent="false"/>
      <style:text-properties style:font-name="Albany" fo:font-size="14pt" fo:language="de" fo:country="DE"/>
    </style:style>
    <style:style style:name="Text_20_body" style:display-name="Text body" style:family="paragraph" style:class="text">
      <style:paragraph-properties fo:margin-left="0cm" fo:margin-right="0cm" fo:margin-top="0cm" fo:margin-bottom="0cm" fo:text-indent="0cm" style:auto-text-indent="false"/>
      <style:text-properties style:font-name="Verdana"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fo:text-indent="0cm" style:auto-text-indent="false"/>
      <style:text-properties style:font-name="Times New Roman" fo:font-size="24pt" fo:language="de" fo:country="DE" fo:font-weight="bold"/>
    </style:style>
    <style:style style:name="Footer" style:family="paragraph" style:class="extra">
      <style:paragraph-properties fo:margin-left="0.152cm" fo:margin-right="0.152cm" fo:margin-top="0.152cm" fo:margin-bottom="0.152cm" fo:text-indent="0cm" style:auto-text-indent="false">
        <style:tab-stops>
          <style:tab-stop style:position="8.498cm" style:type="center"/>
          <style:tab-stop style:position="16.999cm" style:type="right"/>
        </style:tab-stops>
      </style:paragraph-properties>
      <style:text-properties style:font-name="Verdana" fo:font-size="10pt" fo:language="de" fo:country="DE"/>
    </style:style>
    <style:style style:name="Header" style:family="paragraph" style:class="extra">
      <style:paragraph-properties fo:margin-left="0.152cm" fo:margin-right="0.152cm" fo:margin-top="0.152cm" fo:margin-bottom="0.152cm" fo:text-indent="0cm" style:auto-text-indent="false">
        <style:tab-stops>
          <style:tab-stop style:position="8.498cm" style:type="center"/>
          <style:tab-stop style:position="16.999cm" style:type="right"/>
        </style:tab-stops>
      </style:paragraph-properties>
      <style:text-properties style:font-name="Verdana" fo:font-size="10pt" fo:language="de" fo:country="DE"/>
    </style:style>
    <style:style style:name="List" style:family="paragraph" style:class="list">
      <style:paragraph-properties fo:margin-left="0cm" fo:margin-right="0cm" fo:margin-top="0cm" fo:margin-bottom="0cm" fo:text-indent="0cm" style:auto-text-indent="false"/>
      <style:text-properties style:font-name="Verdana"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fo:text-indent="0cm" style:auto-text-indent="false" style:border-line-width-bottom="0.002cm 0.035cm 0.002cm" fo:padding="0cm" fo:border-left="none" fo:border-right="none" fo:border-top="none" fo:border-bottom="0.039cm double #808080"/>
      <style:text-properties style:font-name="Verdana" fo:font-size="6pt" fo:language="de" fo:country="DE"/>
    </style:style>
    <style:style style:name="Index" style:family="paragraph" style:class="index">
      <style:paragraph-properties fo:margin-left="0.152cm" fo:margin-right="0.152cm" fo:margin-top="0.152cm" fo:margin-bottom="0.152cm" fo:text-indent="0cm" style:auto-text-indent="false"/>
      <style:text-properties style:font-name="Verdana" fo:font-size="10pt" fo:language="de" fo:country="DE"/>
    </style:style>
    <style:style style:name="Caption" style:family="paragraph" style:class="extra">
      <style:paragraph-properties fo:margin-left="0.152cm" fo:margin-right="0.152cm" fo:margin-top="0.212cm" fo:margin-bottom="0.212cm" fo:text-indent="0cm" style:auto-text-indent="false"/>
      <style:text-properties style:font-name="Verdana" fo:font-size="12pt" fo:language="de" fo:country="DE" fo:font-style="italic"/>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
    <meta:initial-creator>Tamino Dauth</meta:initial-creator>
    <meta:editing-cycles>40</meta:editing-cycles>
    <dc:date>2010-02-19T10:44:06</dc:date>
    <meta:creation-date>2009-10-10T23:00:46</meta:creation-date>
    <dc:creator>Tamino Dauth</dc:creator>
    <meta:document-statistic meta:table-count="0" meta:image-count="0" meta:object-count="0" meta:page-count="3" meta:paragraph-count="76" meta:word-count="1058" meta:character-count="6055"/>
    <meta:editing-duration>PT00H01M04S</meta:editing-duration>
  </office:meta>
</office:document-meta>
</file>